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DejaVu Sans1" svg:font-family="'DejaVu Sans', monospace"/>
    <style:font-face style:name="Liberation Serif1" svg:font-family="'Liberation Serif', serif"/>
    <style:font-face style:name="Menlo" svg:font-family="Menlo, Monaco, Consolas, 'Courier New', monospace"/>
    <style:font-face style:name="Monospace" svg:font-family="Monospace"/>
    <style:font-face style:name="OpenSymbol" svg:font-family="OpenSymbol"/>
    <style:font-face style:name="courier" svg:font-family="courier, monospace"/>
    <style:font-face style:name="Monospace1" svg:font-family="Monospace" style:font-pitch="fixed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8cm" style:rel-width="100%" table:align="left"/>
    </style:style>
    <style:style style:name="Table1.A" style:family="table-column">
      <style:table-column-properties style:column-width="18cm" style:rel-column-width="65535*"/>
    </style:style>
    <style:style style:name="Table1.A1" style:family="table-cell">
      <style:table-cell-properties style:border-line-width="0.002cm 0.088cm 0.002cm" fo:padding="0.106cm" fo:border="0.092cm double #808080"/>
    </style:style>
    <style:style style:name="Table2" style:family="table">
      <style:table-properties style:width="18cm" style:rel-width="100%" table:align="left"/>
    </style:style>
    <style:style style:name="Table2.A" style:family="table-column">
      <style:table-column-properties style:column-width="18cm" style:rel-column-width="65535*"/>
    </style:style>
    <style:style style:name="Table2.A1" style:family="table-cell">
      <style:table-cell-properties style:border-line-width="0.002cm 0.088cm 0.002cm" fo:padding="0.106cm" fo:border="0.092cm double #808080"/>
    </style:style>
    <style:style style:name="P1" style:family="paragraph" style:parent-style-name="Text_20_body">
      <style:paragraph-properties fo:text-align="start" style:justify-single-word="false"/>
    </style:style>
    <style:style style:name="P2" style:family="paragraph" style:parent-style-name="Text_20_body">
      <style:paragraph-properties fo:text-align="justify" style:justify-single-word="false"/>
    </style:style>
    <style:style style:name="P3" style:family="paragraph" style:parent-style-name="Text_20_body">
      <style:paragraph-properties fo:text-align="justify" style:justify-single-word="false"/>
      <style:text-properties officeooo:paragraph-rsid="0001203b"/>
    </style:style>
    <style:style style:name="P4" style:family="paragraph" style:parent-style-name="Text_20_body">
      <style:paragraph-properties fo:text-align="justify" style:justify-single-word="false"/>
      <style:text-properties officeooo:paragraph-rsid="000716f2"/>
    </style:style>
    <style:style style:name="P5" style:family="paragraph" style:parent-style-name="Text_20_body">
      <style:paragraph-properties fo:text-align="justify" style:justify-single-word="false"/>
      <style:text-properties officeooo:paragraph-rsid="0009f8cd"/>
    </style:style>
    <style:style style:name="P6" style:family="paragraph" style:parent-style-name="Text_20_body">
      <style:paragraph-properties fo:text-align="justify" style:justify-single-word="false"/>
      <style:text-properties fo:language="en" fo:country="none"/>
    </style:style>
    <style:style style:name="P7" style:family="paragraph" style:parent-style-name="Text_20_body">
      <style:paragraph-properties fo:text-align="justify" style:justify-single-word="false"/>
      <style:text-properties fo:language="en" fo:country="none" officeooo:rsid="00068612" officeooo:paragraph-rsid="00068612"/>
    </style:style>
    <style:style style:name="P8" style:family="paragraph" style:parent-style-name="Heading_20_3">
      <style:paragraph-properties fo:text-align="start" style:justify-single-word="false"/>
      <style:text-properties fo:language="en" fo:country="none"/>
    </style:style>
    <style:style style:name="P9" style:family="paragraph" style:parent-style-name="Standard">
      <style:paragraph-properties fo:text-align="end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10" style:family="paragraph" style:parent-style-name="Preformatted_20_Text.screen">
      <style:text-properties fo:language="en" fo:country="none"/>
    </style:style>
    <style:style style:name="P11" style:family="paragraph" style:parent-style-name="Preformatted_20_Text.screen">
      <style:text-properties fo:language="en" fo:country="none" officeooo:rsid="00027932" officeooo:paragraph-rsid="00027932"/>
    </style:style>
    <style:style style:name="P12" style:family="paragraph" style:parent-style-name="Preformatted_20_Text.screen">
      <style:text-properties fo:language="en" fo:country="none" officeooo:paragraph-rsid="0009f8cd"/>
    </style:style>
    <style:style style:name="P13" style:family="paragraph" style:parent-style-name="Preformatted_20_Text.screen">
      <style:text-properties officeooo:rsid="0001516f"/>
    </style:style>
    <style:style style:name="P14" style:family="paragraph" style:parent-style-name="Preformatted_20_Text.screen">
      <style:paragraph-properties fo:margin-top="0cm" fo:margin-bottom="0.499cm" fo:text-align="start" style:justify-single-word="false"/>
      <style:text-properties fo:language="en" fo:country="none"/>
    </style:style>
    <style:style style:name="P15" style:family="paragraph" style:parent-style-name="Preformatted_20_Text.screen">
      <style:paragraph-properties fo:margin-top="0cm" fo:margin-bottom="0.499cm" fo:text-align="start" style:justify-single-word="false"/>
      <style:text-properties officeooo:paragraph-rsid="0009f8cd"/>
    </style:style>
    <style:style style:name="P16" style:family="paragraph" style:parent-style-name="Preformatted_20_Text.screen">
      <style:paragraph-properties fo:margin-top="0cm" fo:margin-bottom="0cm"/>
    </style:style>
    <style:style style:name="P17" style:family="paragraph" style:parent-style-name="Preformatted_20_Text.screen">
      <style:paragraph-properties fo:margin-top="0cm" fo:margin-bottom="0cm" fo:text-align="justify" style:justify-single-word="false"/>
      <style:text-properties officeooo:paragraph-rsid="00068612"/>
    </style:style>
    <style:style style:name="P18" style:family="paragraph" style:parent-style-name="Preformatted_20_Text.screen">
      <style:paragraph-properties fo:margin-top="0cm" fo:margin-bottom="0cm"/>
      <style:text-properties fo:color="#000000" fo:font-size="10pt" fo:language="en" fo:country="none" officeooo:rsid="0004cae3" style:font-size-asian="10pt" style:font-size-complex="10pt"/>
    </style:style>
    <style:style style:name="P19" style:family="paragraph" style:parent-style-name="Table_20_Contents">
      <style:paragraph-properties fo:margin-top="0cm" fo:margin-bottom="0cm" fo:text-align="start" style:justify-single-word="false"/>
      <style:text-properties fo:color="#000000" style:font-name="Monospace" fo:font-size="9pt" officeooo:rsid="0001203b" officeooo:paragraph-rsid="0001203b"/>
    </style:style>
    <style:style style:name="P20" style:family="paragraph" style:parent-style-name="Table_20_Contents">
      <style:paragraph-properties fo:margin-top="0cm" fo:margin-bottom="0cm" fo:text-align="start" style:justify-single-word="false"/>
      <style:text-properties fo:color="#000000" style:font-name="Monospace" fo:font-size="9pt" fo:language="en" fo:country="none" fo:font-weight="normal" officeooo:rsid="0001516f" officeooo:paragraph-rsid="0001516f" style:font-weight-asian="normal" style:font-weight-complex="normal"/>
    </style:style>
    <style:style style:name="P21" style:family="paragraph" style:parent-style-name="Standard" style:master-page-name="HTML">
      <style:paragraph-properties fo:text-align="end" style:justify-single-word="false" style:page-number="auto"/>
      <style:text-properties fo:font-size="16pt" fo:font-weight="bold" style:font-size-asian="16pt" style:font-weight-asian="bold" style:font-size-complex="16pt" style:font-weight-complex="bold"/>
    </style:style>
    <style:style style:name="P22" style:family="paragraph" style:parent-style-name="Preformatted_20_Text.screen">
      <style:text-properties fo:language="en" fo:country="none" officeooo:rsid="000d2a84" officeooo:paragraph-rsid="000d2a84"/>
    </style:style>
    <style:style style:name="T1" style:family="text">
      <style:text-properties fo:language="en" fo:country="none"/>
    </style:style>
    <style:style style:name="T2" style:family="text">
      <style:text-properties fo:language="en" fo:country="none" fo:font-weight="normal"/>
    </style:style>
    <style:style style:name="T3" style:family="text">
      <style:text-properties fo:language="en" fo:country="none" fo:font-weight="normal" officeooo:rsid="0001203b"/>
    </style:style>
    <style:style style:name="T4" style:family="text">
      <style:text-properties fo:language="en" fo:country="none" fo:font-style="italic" fo:font-weight="normal"/>
    </style:style>
    <style:style style:name="T5" style:family="text">
      <style:text-properties fo:language="en" fo:country="none" fo:font-style="italic" fo:font-weight="normal" officeooo:rsid="0001203b"/>
    </style:style>
    <style:style style:name="T6" style:family="text">
      <style:text-properties fo:language="en" fo:country="none" fo:font-style="normal" fo:font-weight="normal" style:font-style-asian="normal" style:font-style-complex="normal"/>
    </style:style>
    <style:style style:name="T7" style:family="text">
      <style:text-properties fo:language="en" fo:country="none" officeooo:rsid="0001203b"/>
    </style:style>
    <style:style style:name="T8" style:family="text">
      <style:text-properties fo:language="en" fo:country="none" officeooo:rsid="0001516f"/>
    </style:style>
    <style:style style:name="T9" style:family="text">
      <style:text-properties fo:language="en" fo:country="none" officeooo:rsid="0004cae3"/>
    </style:style>
    <style:style style:name="T10" style:family="text">
      <style:text-properties fo:font-variant="normal" fo:text-transform="none" fo:language="en" fo:country="none"/>
    </style:style>
    <style:style style:name="T11" style:family="text">
      <style:text-properties fo:font-variant="normal" fo:text-transform="none" fo:language="en" fo:country="none" fo:font-style="normal" fo:font-weight="normal"/>
    </style:style>
    <style:style style:name="T12" style:family="text">
      <style:text-properties fo:font-variant="normal" fo:text-transform="none" fo:language="en" fo:country="none" fo:font-style="normal" fo:font-weight="normal" officeooo:rsid="0001203b"/>
    </style:style>
    <style:style style:name="T13" style:family="text">
      <style:text-properties fo:font-variant="normal" fo:text-transform="none" fo:language="en" fo:country="none" fo:font-style="normal" fo:font-weight="bold"/>
    </style:style>
    <style:style style:name="T14" style:family="text">
      <style:text-properties fo:font-variant="normal" fo:text-transform="none" fo:language="en" fo:country="none" fo:font-style="normal" fo:font-weight="bold" officeooo:rsid="0001203b"/>
    </style:style>
    <style:style style:name="T15" style:family="text">
      <style:text-properties fo:font-variant="normal" fo:text-transform="none" fo:color="#000000" style:font-name="Liberation Serif1" fo:font-size="12pt" fo:language="en" fo:country="none" fo:font-style="normal" fo:font-weight="normal"/>
    </style:style>
    <style:style style:name="T16" style:family="text">
      <style:text-properties fo:font-variant="normal" fo:text-transform="none" fo:color="#000000" style:font-name="Liberation Serif1" fo:font-size="12pt" fo:language="en" fo:country="none" fo:font-style="normal" fo:font-weight="normal" style:font-style-asian="normal" style:font-style-complex="normal"/>
    </style:style>
    <style:style style:name="T17" style:family="text">
      <style:text-properties fo:font-variant="normal" fo:text-transform="none" fo:color="#000000" style:font-name="Liberation Serif1" fo:font-size="12pt" fo:language="en" fo:country="none" fo:font-style="normal" fo:font-weight="normal" officeooo:rsid="0001516f" style:font-style-asian="normal" style:font-style-complex="normal"/>
    </style:style>
    <style:style style:name="T18" style:family="text">
      <style:text-properties fo:font-variant="normal" fo:text-transform="none" fo:color="#000000" style:font-name="Liberation Serif1" fo:font-size="12pt" fo:language="en" fo:country="none" fo:font-style="normal" fo:font-weight="normal" officeooo:rsid="00027932" style:font-style-asian="normal" style:font-style-complex="normal"/>
    </style:style>
    <style:style style:name="T19" style:family="text">
      <style:text-properties fo:font-variant="normal" fo:text-transform="none" fo:color="#000000" style:font-name="Liberation Serif1" fo:font-size="12pt" fo:language="en" fo:country="none" fo:font-style="normal" fo:font-weight="normal" officeooo:rsid="000716f2" style:font-style-asian="normal" style:font-style-complex="normal"/>
    </style:style>
    <style:style style:name="T20" style:family="text">
      <style:text-properties fo:font-variant="normal" fo:text-transform="none" fo:color="#000000" style:font-name="Liberation Serif1" fo:font-size="12pt" fo:language="en" fo:country="none" fo:font-style="normal" fo:font-weight="normal" officeooo:rsid="0009f8cd" style:font-style-asian="normal" style:font-style-complex="normal"/>
    </style:style>
    <style:style style:name="T21" style:family="text">
      <style:text-properties fo:font-variant="normal" fo:text-transform="none" fo:color="#000000" style:font-name="Liberation Serif1" fo:font-size="12pt" fo:language="en" fo:country="none"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fo:font-variant="normal" fo:text-transform="none" fo:color="#000000" style:font-name="Liberation Serif1" fo:font-size="12pt" fo:language="en" fo:country="none" fo:font-style="normal" fo:font-weight="normal" officeooo:rsid="00027932" style:font-style-asian="normal" style:font-weight-asian="normal" style:font-style-complex="normal" style:font-weight-complex="normal"/>
    </style:style>
    <style:style style:name="T23" style:family="text">
      <style:text-properties fo:font-variant="normal" fo:text-transform="none" fo:color="#000000" style:font-name="Liberation Serif1" fo:font-size="12pt" fo:language="en" fo:country="none" fo:font-style="normal" fo:font-weight="normal" officeooo:rsid="0004cae3" style:font-style-asian="normal" style:font-weight-asian="normal" style:font-style-complex="normal" style:font-weight-complex="normal"/>
    </style:style>
    <style:style style:name="T24" style:family="text">
      <style:text-properties fo:font-variant="normal" fo:text-transform="none" fo:color="#000000" style:font-name="Liberation Serif1" fo:font-size="12pt" fo:language="en" fo:country="none" fo:font-style="normal" fo:font-weight="normal" officeooo:rsid="0009f8cd" style:font-style-asian="normal" style:font-weight-asian="normal" style:font-style-complex="normal" style:font-weight-complex="normal"/>
    </style:style>
    <style:style style:name="T25" style:family="text">
      <style:text-properties fo:font-variant="normal" fo:text-transform="none" fo:color="#000000" style:font-name="Liberation Serif1" fo:font-size="12pt" fo:language="en" fo:country="none" fo:font-style="normal" fo:font-weight="normal" style:font-name-asian="Monospace1" style:font-size-asian="9pt" style:font-style-asian="normal" style:font-weight-asian="normal" style:font-name-complex="Monospace1" style:font-size-complex="9pt" style:font-style-complex="normal" style:font-weight-complex="normal"/>
    </style:style>
    <style:style style:name="T26" style:family="text">
      <style:text-properties fo:font-variant="normal" fo:text-transform="none" fo:color="#000000" style:font-name="Liberation Serif1" fo:font-size="12pt" fo:language="en" fo:country="none" fo:font-style="normal" fo:font-weight="normal" officeooo:rsid="0004cae3" style:font-name-asian="Monospace1" style:font-size-asian="9pt" style:font-style-asian="normal" style:font-weight-asian="normal" style:font-name-complex="Monospace1" style:font-size-complex="9pt" style:font-style-complex="normal" style:font-weight-complex="normal"/>
    </style:style>
    <style:style style:name="T27" style:family="text">
      <style:text-properties fo:font-variant="normal" fo:text-transform="none" fo:color="#000000" style:font-name="Liberation Serif1" fo:font-size="12pt" fo:language="en" fo:country="none" fo:font-style="normal" fo:font-weight="normal" officeooo:rsid="000924da" style:font-name-asian="Monospace1" style:font-size-asian="9pt" style:font-style-asian="normal" style:font-weight-asian="normal" style:font-name-complex="Monospace1" style:font-size-complex="9pt" style:font-style-complex="normal" style:font-weight-complex="normal"/>
    </style:style>
    <style:style style:name="T28" style:family="text">
      <style:text-properties fo:font-variant="normal" fo:text-transform="none" fo:color="#000000" style:font-name="Liberation Serif1" fo:font-size="12pt" fo:language="en" fo:country="none" fo:font-style="normal" fo:font-weight="normal" style:font-name-asian="Monospace1" style:font-size-asian="9pt" style:font-style-asian="normal" style:font-name-complex="Monospace1" style:font-size-complex="9pt" style:font-style-complex="normal"/>
    </style:style>
    <style:style style:name="T29" style:family="text">
      <style:text-properties fo:font-variant="normal" fo:text-transform="none" fo:color="#000000" style:font-name="Liberation Serif1" fo:font-size="12pt" fo:language="en" fo:country="none" fo:font-style="normal" fo:font-weight="normal" officeooo:rsid="0001516f"/>
    </style:style>
    <style:style style:name="T30" style:family="text">
      <style:text-properties fo:font-variant="normal" fo:text-transform="none" fo:color="#000000" style:font-name="Liberation Serif1" fo:font-size="12pt" fo:language="en" fo:country="none" fo:font-style="normal" fo:font-weight="normal" officeooo:rsid="00027932"/>
    </style:style>
    <style:style style:name="T31" style:family="text">
      <style:text-properties fo:font-variant="normal" fo:text-transform="none" fo:color="#000000" style:font-name="Liberation Serif1" fo:font-size="12pt" fo:language="en" fo:country="none" fo:font-style="normal" fo:font-weight="bold"/>
    </style:style>
    <style:style style:name="T32" style:family="text">
      <style:text-properties fo:font-variant="normal" fo:text-transform="none" fo:color="#000000" style:font-name="Liberation Serif1" fo:font-size="12pt" fo:language="en" fo:country="none" fo:font-style="normal" fo:font-weight="bold" style:font-style-asian="normal" style:font-weight-asian="bold" style:font-style-complex="normal" style:font-weight-complex="bold"/>
    </style:style>
    <style:style style:name="T33" style:family="text">
      <style:text-properties fo:font-variant="normal" fo:text-transform="none" fo:color="#000000" style:font-name="Liberation Serif1" fo:font-size="12pt" fo:language="en" fo:country="none" fo:font-style="normal" fo:font-weight="bold" officeooo:rsid="0001516f" style:font-style-asian="normal" style:font-weight-asian="bold" style:font-style-complex="normal" style:font-weight-complex="bold"/>
    </style:style>
    <style:style style:name="T34" style:family="text">
      <style:text-properties fo:font-variant="normal" fo:text-transform="none" fo:color="#000000" style:font-name="Liberation Serif1" fo:font-size="12pt" fo:language="en" fo:country="none" fo:font-style="normal" fo:font-weight="bold" officeooo:rsid="0004cae3" style:font-style-asian="normal" style:font-weight-asian="bold" style:font-style-complex="normal" style:font-weight-complex="bold"/>
    </style:style>
    <style:style style:name="T35" style:family="text">
      <style:text-properties fo:font-variant="normal" fo:text-transform="none" fo:color="#000000" style:font-name="Liberation Serif1" fo:font-size="12pt" fo:language="en" fo:country="none" fo:font-style="normal" fo:font-weight="bold" style:font-name-asian="Monospace1" style:font-size-asian="9pt" style:font-style-asian="normal" style:font-weight-asian="bold" style:font-name-complex="Monospace1" style:font-size-complex="9pt" style:font-style-complex="normal" style:font-weight-complex="bold"/>
    </style:style>
    <style:style style:name="T36" style:family="text">
      <style:text-properties fo:font-variant="normal" fo:text-transform="none" fo:color="#000000" style:font-name="Liberation Serif1" fo:font-size="12pt" fo:language="en" fo:country="none" fo:font-style="normal" fo:font-weight="bold" officeooo:rsid="000d2a84" style:font-name-asian="Monospace1" style:font-size-asian="9pt" style:font-style-asian="normal" style:font-weight-asian="bold" style:font-name-complex="Monospace1" style:font-size-complex="9pt" style:font-style-complex="normal" style:font-weight-complex="bold"/>
    </style:style>
    <style:style style:name="T37" style:family="text">
      <style:text-properties fo:font-variant="normal" fo:text-transform="none" fo:color="#000000" style:font-name="Liberation Serif1" fo:font-size="12pt" fo:language="en" fo:country="none" fo:font-style="normal" fo:font-weight="bold" officeooo:rsid="0001516f"/>
    </style:style>
    <style:style style:name="T38" style:family="text">
      <style:text-properties fo:font-variant="normal" fo:text-transform="none" fo:color="#000000" style:font-name="Liberation Serif1" fo:font-size="12pt" fo:language="en" fo:country="none" fo:font-style="normal" style:font-style-asian="normal" style:font-style-complex="normal"/>
    </style:style>
    <style:style style:name="T39" style:family="text">
      <style:text-properties fo:font-variant="normal" fo:text-transform="none" fo:color="#000000" style:font-name="Liberation Serif1" fo:font-size="12pt" fo:language="en" fo:country="none" fo:font-style="italic" fo:font-weight="normal" style:font-style-asian="italic" style:font-style-complex="italic"/>
    </style:style>
    <style:style style:name="T40" style:family="text">
      <style:text-properties fo:font-variant="normal" fo:text-transform="none" fo:color="#000000" style:font-name="Liberation Serif1" fo:font-size="12pt" fo:language="en" fo:country="none" fo:font-style="italic" fo:font-weight="normal" officeooo:rsid="0001516f" style:font-style-asian="italic" style:font-style-complex="italic"/>
    </style:style>
    <style:style style:name="T41" style:family="text">
      <style:text-properties fo:font-variant="normal" fo:text-transform="none" fo:color="#000000" style:font-name="Liberation Serif1" fo:font-size="12pt" fo:language="en" fo:country="none" fo:font-style="italic" fo:font-weight="normal" officeooo:rsid="0009f8cd" style:font-style-asian="italic" style:font-style-complex="italic"/>
    </style:style>
    <style:style style:name="T42" style:family="text">
      <style:text-properties fo:font-variant="normal" fo:text-transform="none" fo:color="#000000" style:font-name="Liberation Serif1" fo:font-size="12pt" fo:language="en" fo:country="none" fo:font-style="italic" fo:font-weight="normal" style:font-style-asian="italic" style:font-weight-asian="normal" style:font-style-complex="italic" style:font-weight-complex="normal"/>
    </style:style>
    <style:style style:name="T43" style:family="text">
      <style:text-properties fo:font-variant="normal" fo:text-transform="none" fo:color="#000000" style:font-name="Liberation Serif1" fo:font-size="12pt" fo:language="en" fo:country="none" fo:font-style="italic" fo:font-weight="normal" style:font-name-asian="Monospace1" style:font-size-asian="9pt" style:font-style-asian="italic" style:font-weight-asian="normal" style:font-name-complex="Monospace1" style:font-size-complex="9pt" style:font-style-complex="italic" style:font-weight-complex="normal"/>
    </style:style>
    <style:style style:name="T44" style:family="text">
      <style:text-properties fo:font-variant="normal" fo:text-transform="none" fo:color="#000000" style:font-name="Liberation Serif1" fo:font-size="12pt" fo:language="en" fo:country="none" fo:font-style="italic" fo:font-weight="normal" officeooo:rsid="0004cae3" style:font-name-asian="Monospace1" style:font-size-asian="9pt" style:font-style-asian="italic" style:font-weight-asian="normal" style:font-name-complex="Monospace1" style:font-size-complex="9pt" style:font-style-complex="italic" style:font-weight-complex="normal"/>
    </style:style>
    <style:style style:name="T45" style:family="text">
      <style:text-properties fo:font-variant="normal" fo:text-transform="none" fo:color="#000000" style:font-name="Liberation Serif1" fo:font-size="12pt" fo:language="en" fo:country="none" fo:font-style="italic" fo:font-weight="normal" style:font-name-asian="Monospace1" style:font-size-asian="9pt" style:font-style-asian="italic" style:font-name-complex="Monospace1" style:font-size-complex="9pt" style:font-style-complex="italic"/>
    </style:style>
    <style:style style:name="T46" style:family="text">
      <style:text-properties fo:font-variant="normal" fo:text-transform="none" fo:color="#000000" style:font-name="Liberation Serif1" fo:font-size="10pt" fo:letter-spacing="normal" fo:language="en" fo:country="none" fo:font-style="normal" fo:font-weight="normal" officeooo:rsid="0004cae3" style:font-size-asian="10pt" style:font-style-asian="normal" style:font-size-complex="10pt" style:font-style-complex="normal"/>
    </style:style>
    <style:style style:name="T47" style:family="text">
      <style:text-properties fo:font-variant="normal" fo:text-transform="none" fo:color="#000000" style:font-name="Liberation Serif1" fo:font-size="10pt" fo:letter-spacing="normal" fo:language="en" fo:country="none" fo:font-style="normal" fo:font-weight="normal" officeooo:rsid="000716f2" style:font-size-asian="10pt" style:font-style-asian="normal" style:font-size-complex="10pt" style:font-style-complex="normal"/>
    </style:style>
    <style:style style:name="T48" style:family="text">
      <style:text-properties fo:font-variant="normal" fo:text-transform="none" fo:color="#000000" style:font-name="Menlo" fo:font-size="10pt" fo:letter-spacing="normal" fo:font-style="normal" fo:font-weight="normal" officeooo:rsid="0001516f" style:font-size-asian="10pt" style:font-size-complex="10pt"/>
    </style:style>
    <style:style style:name="T49" style:family="text">
      <style:text-properties fo:font-variant="normal" fo:text-transform="none" fo:color="#000000" style:font-name="Menlo" fo:font-size="10pt" fo:letter-spacing="normal" fo:font-style="normal" fo:font-weight="normal" officeooo:rsid="0001516f" style:font-size-asian="10pt" style:font-weight-asian="normal" style:font-size-complex="10pt" style:font-weight-complex="normal"/>
    </style:style>
    <style:style style:name="T50" style:family="text">
      <style:text-properties fo:font-variant="normal" fo:text-transform="none" fo:color="#000000" style:font-name="Menlo" fo:font-size="10pt" fo:letter-spacing="normal" fo:font-style="normal" fo:font-weight="bold" officeooo:rsid="0001516f" style:font-size-asian="10pt" style:font-size-complex="10pt"/>
    </style:style>
    <style:style style:name="T51" style:family="text">
      <style:text-properties fo:font-variant="normal" fo:text-transform="none" fo:color="#000000" style:font-name="Menlo" fo:font-size="10pt" fo:letter-spacing="normal" fo:font-style="normal" fo:font-weight="bold" officeooo:rsid="0009f8cd" style:font-size-asian="10pt" style:font-size-complex="10pt"/>
    </style:style>
    <style:style style:name="T52" style:family="text">
      <style:text-properties fo:font-variant="normal" fo:text-transform="none" fo:color="#000000" style:font-name="Menlo" fo:font-size="10pt" fo:letter-spacing="normal" fo:font-style="normal" officeooo:rsid="0001516f" style:font-size-asian="10pt" style:font-size-complex="10pt"/>
    </style:style>
    <style:style style:name="T53" style:family="text">
      <style:text-properties fo:font-variant="normal" fo:text-transform="none" fo:color="#333333" style:font-name="Menlo" fo:font-size="9.75pt" fo:letter-spacing="normal" fo:font-style="normal" officeooo:rsid="00068612" style:font-size-asian="10pt" style:font-size-complex="10pt"/>
    </style:style>
    <style:style style:name="T54" style:family="text">
      <style:text-properties fo:color="#000000" fo:font-size="10pt" fo:language="en" fo:country="none" officeooo:rsid="0001516f" style:font-size-asian="10pt" style:font-size-complex="10pt"/>
    </style:style>
    <style:style style:name="T55" style:family="text">
      <style:text-properties fo:font-style="italic" officeooo:rsid="0001203b" style:font-style-asian="italic" style:font-style-complex="italic"/>
    </style:style>
    <style:style style:name="T56" style:family="text">
      <style:text-properties fo:font-style="normal" fo:font-weight="normal" officeooo:rsid="0001516f" style:font-style-asian="normal" style:font-style-complex="normal"/>
    </style:style>
    <style:style style:name="T57" style:family="text">
      <style:text-properties officeooo:rsid="0001203b"/>
    </style:style>
    <style:style style:name="T58" style:family="text">
      <style:text-properties officeooo:rsid="0001516f"/>
    </style:style>
    <style:style style:name="T59" style:family="text">
      <style:text-properties officeooo:rsid="0009f8cd"/>
    </style:style>
    <style:style style:name="T60" style:family="text">
      <style:text-properties officeooo:rsid="000bf47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Iniciando com <text:span text:style-name="T57">a</text:span> <text:span text:style-name="T57">BADUA</text:span> (<text:span text:style-name="T55">ant</text:span>) </text:p>
      <text:p text:style-name="P9">Instrumentando e analisando os resultados</text:p>
      <text:h text:style-name="P8" text:outline-level="3">Modo offline: sep<text:span text:style-name="T57">a</text:span>radando instrumentação e execução</text:h>
      <text:p text:style-name="P2"><text:span text:style-name="T1">Nessa seção iremos resolver um exercício, passo-a-passo, usando </text:span><text:span text:style-name="T7">o ant para rodar a BADUA,</text:span><text:span text:style-name="Strong_20_Emphasis"><text:span text:style-name="T2"> As classes completas usadas durante o exercício estão localizadas no diretório </text:span></text:span><text:span text:style-name="Strong_20_Emphasis"><text:span text:style-name="T5">XXX</text:span></text:span><text:span text:style-name="Strong_20_Emphasis"><text:span text:style-name="T4"> </text:span></text:span><text:span text:style-name="Strong_20_Emphasis"><text:span text:style-name="T6">(Para este exemplo vamos considerar que estamos neste nível de diretório)</text:span></text:span><text:span text:style-name="Strong_20_Emphasis"><text:span text:style-name="T2">. Neste exercícios criaremos uma classe simples com </text:span></text:span><text:span text:style-name="Strong_20_Emphasis"><text:span text:style-name="T3">um</text:span></text:span><text:span text:style-name="Strong_20_Emphasis"><text:span text:style-name="T2"> método </text:span></text:span><text:span text:style-name="Strong_20_Emphasis"><text:span text:style-name="T3">que deve retornar o maior </text:span></text:span><text:span text:style-name="Strong_20_Emphasis"><text:span text:style-name="T2">número de um array de inteiros.</text:span></text:span></text:p>
      <text:p text:style-name="P3"><text:span text:style-name="Strong_20_Emphasis"><text:span text:style-name="T2">Inicialmente </text:span></text:span><text:span text:style-name="Strong_20_Emphasis"><text:span text:style-name="T3">temos</text:span></text:span><text:span text:style-name="Strong_20_Emphasis"><text:span text:style-name="T2"> duas pastas. Uma </text:span></text:span><text:span text:style-name="Strong_20_Emphasis"><text:span text:style-name="T3">pasta com</text:span></text:span><text:span text:style-name="Strong_20_Emphasis"><text:span text:style-name="T2"> a</text:span></text:span><text:span text:style-name="Strong_20_Emphasis"><text:span text:style-name="T3">s</text:span></text:span><text:span text:style-name="Strong_20_Emphasis"><text:span text:style-name="T2"> classe</text:span></text:span><text:span text:style-name="Strong_20_Emphasis"><text:span text:style-name="T3">s</text:span></text:span><text:span text:style-name="Strong_20_Emphasis"><text:span text:style-name="T2"> com as funcionalidades e outra pasta para colocar os casos de teste. No exemplo completo a pasta </text:span></text:span><text:span text:style-name="Strong_20_Emphasis"><text:span text:style-name="T4">src/</text:span></text:span><text:span text:style-name="Strong_20_Emphasis"><text:span text:style-name="T5">main</text:span></text:span><text:span text:style-name="Strong_20_Emphasis"><text:span text:style-name="T4"> </text:span></text:span><text:span text:style-name="Strong_20_Emphasis"><text:span text:style-name="T11">contém as classes com funcionalidades e a pasta </text:span></text:span><text:span text:style-name="Strong_20_Emphasis"><text:span text:style-name="T12">src</text:span></text:span><text:span text:style-name="Strong_20_Emphasis"><text:span text:style-name="T4">/</text:span></text:span><text:span text:style-name="Strong_20_Emphasis"><text:span text:style-name="T5">test</text:span></text:span><text:span text:style-name="Strong_20_Emphasis"><text:span text:style-name="T10"> </text:span></text:span><text:span text:style-name="Strong_20_Emphasis"><text:span text:style-name="T11">contém os casos de teste. Primeiro criamos a classe </text:span></text:span><text:span text:style-name="Strong_20_Emphasis"><text:span text:style-name="T14">Max</text:span></text:span><text:span text:style-name="Strong_20_Emphasis"><text:span text:style-name="T13"> </text:span></text:span><text:span text:style-name="Strong_20_Emphasis"><text:span text:style-name="T11">no pacote </text:span></text:span><text:span text:style-name="Strong_20_Emphasis"><text:span text:style-name="T14">br.usp.each.saeg.badua</text:span></text:span><text:span text:style-name="Strong_20_Emphasis"><text:span text:style-name="T10"> </text:span></text:span><text:span text:style-name="Strong_20_Emphasis"><text:span text:style-name="T11">dentro da pasta </text:span></text:span><text:span text:style-name="Strong_20_Emphasis"><text:span text:style-name="T4">src/</text:span></text:span><text:span text:style-name="Strong_20_Emphasis"><text:span text:style-name="T5">main</text:span></text:span><text:span text:style-name="Strong_20_Emphasis"><text:span text:style-name="T4"> </text:span></text:span><text:span text:style-name="Strong_20_Emphasis"><text:span text:style-name="T11">e a classe </text:span></text:span><text:span text:style-name="Strong_20_Emphasis"><text:span text:style-name="T14">maxT</text:span></text:span><text:span text:style-name="Strong_20_Emphasis"><text:span text:style-name="T13">est </text:span></text:span><text:span text:style-name="Strong_20_Emphasis"><text:span text:style-name="T11">também no pacote </text:span></text:span><text:span text:style-name="Strong_20_Emphasis"><text:span text:style-name="T14">br.usp.each.saeg.badua</text:span></text:span><text:span text:style-name="Strong_20_Emphasis"><text:span text:style-name="T10"> </text:span></text:span><text:span text:style-name="Strong_20_Emphasis"><text:span text:style-name="T11">mas esta na pasta </text:span></text:span><text:span text:style-name="Strong_20_Emphasis"><text:span text:style-name="T12">src</text:span></text:span><text:span text:style-name="Strong_20_Emphasis"><text:span text:style-name="T4">/</text:span></text:span><text:span text:style-name="Strong_20_Emphasis"><text:span text:style-name="T5">test</text:span></text:span><text:span text:style-name="Strong_20_Emphasis"><text:span text:style-name="T4">.</text:span></text:span></text:p>
      <text:p text:style-name="P3"><text:span text:style-name="Strong_20_Emphasis"><text:span text:style-name="T11">Começamos implementando </text:span></text:span><text:span text:style-name="Strong_20_Emphasis"><text:span text:style-name="T12">o </text:span></text:span><text:span text:style-name="Strong_20_Emphasis"><text:span text:style-name="T11">método </text:span></text:span><text:span text:style-name="Strong_20_Emphasis"><text:span text:style-name="T12">que deve retornar o maior </text:span></text:span><text:span text:style-name="Strong_20_Emphasis"><text:span text:style-name="T11">número de um array de inteiros. A classe completa é apresentada a seguir:</text:span></text:span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9">package br.usp.each.saeg.badua; </text:p>
            <text:p text:style-name="P19"/>
            <text:p text:style-name="P19">public class Max { </text:p>
            <text:p text:style-name="P19"/>
            <text:p text:style-name="P19"><text:tab/>public static void main(String[] args) { </text:p>
            <text:p text:style-name="P19"><text:tab/><text:tab/>int[] array={1,5,7,8,4,31,5,0}; </text:p>
            <text:p text:style-name="P19"><text:tab/><text:tab/>int max = max(array,array.length); </text:p>
            <text:p text:style-name="P19"><text:tab/>} </text:p>
            <text:p text:style-name="P19"><text:tab/> </text:p>
            <text:p text:style-name="P19"><text:tab/>public static int max(int array [], int length){ </text:p>
            <text:p text:style-name="P19"><text:tab/><text:tab/>int i = 0; </text:p>
            <text:p text:style-name="P19"><text:tab/><text:tab/>int max = array[++i]; //array[i++]; </text:p>
            <text:p text:style-name="P19"><text:tab/><text:tab/>while(i &lt; length){ </text:p>
            <text:p text:style-name="P19"><text:tab/><text:tab/><text:tab/>if(array[i] &gt; max) </text:p>
            <text:p text:style-name="P19"><text:tab/><text:tab/><text:tab/><text:tab/>max = array[i]; </text:p>
            <text:p text:style-name="P19"><text:tab/><text:tab/><text:tab/>i = i + 1; </text:p>
            <text:p text:style-name="P19"><text:tab/><text:tab/>} </text:p>
            <text:p text:style-name="P19"><text:tab/><text:tab/>return max; </text:p>
            <text:p text:style-name="P19"><text:tab/>} </text:p>
            <text:p text:style-name="P19">} </text:p>
          </table:table-cell>
        </table:table-row>
      </table:table>
      <text:p text:style-name="P1"><text:span text:style-name="Strong_20_Emphasis"><text:span text:style-name="T15"/></text:span></text:p>
      <text:p text:style-name="P2"><text:span text:style-name="Strong_20_Emphasis"><text:span text:style-name="T15">Para o caso de teste vamos </text:span></text:span><text:span text:style-name="Strong_20_Emphasis"><text:span text:style-name="T29">utilizar casos de test JUnit</text:span></text:span><text:span text:style-name="Strong_20_Emphasis"><text:span text:style-name="T15">. No método </text:span></text:span><text:span text:style-name="Strong_20_Emphasis"><text:span text:style-name="T37">test</text:span></text:span><text:span text:style-name="Strong_20_Emphasis"><text:span text:style-name="T31"> </text:span></text:span><text:span text:style-name="Strong_20_Emphasis"><text:span text:style-name="T15">vamos colocar os casos de teste usando assert</text:span></text:span><text:span text:style-name="Strong_20_Emphasis"><text:span text:style-name="T29">Equals</text:span></text:span><text:span text:style-name="Strong_20_Emphasis"><text:span text:style-name="T15">. A seguir é apresentada a classe de teste com um teste bem simples que deve passar:</text:span></text:span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20">package br.usp.each.saeg.badua; </text:p>
            <text:p text:style-name="P20"/>
            <text:p text:style-name="P20">import static org.junit.Assert.*; </text:p>
            <text:p text:style-name="P20">import org.junit.Test; </text:p>
            <text:p text:style-name="P20"/>
            <text:p text:style-name="P20">public class MaxTest { </text:p>
            <text:p text:style-name="P20"/>
            <text:p text:style-name="P20"><text:tab/>@Test </text:p>
            <text:p text:style-name="P20"><text:tab/>public void test(){ </text:p>
            <text:p text:style-name="P20"><text:tab/><text:tab/>assertEquals(Max.max(new int[]{0,1<text:span text:style-name="T60">0</text:span>,<text:span text:style-name="T60">5</text:span>}, 3),10); </text:p>
            <text:p text:style-name="P20"><text:tab/><text:tab/><text:tab/> </text:p>
            <text:p text:style-name="P20"><text:tab/>} </text:p>
            <text:p text:style-name="P20">} </text:p>
          </table:table-cell>
        </table:table-row>
      </table:table>
      <text:p text:style-name="P1"><text:span text:style-name="Strong_20_Emphasis"><text:span text:style-name="T15"/></text:span></text:p>
      <text:p text:style-name="P2"><text:span text:style-name="Strong_20_Emphasis"><text:span text:style-name="T15">Para compilar as classes basta executar os seguintes comandos:</text:span></text:span></text:p>
      <text:p text:style-name="P10">&gt;<text:span text:style-name="Strong_20_Emphasis"><text:span text:style-name="T56">ant compile</text:span></text:span></text:p>
      <text:p text:style-name="P2"><text:soft-page-break/><text:span text:style-name="Strong_20_Emphasis"><text:span text:style-name="T15">Agora no diretório </text:span></text:span><text:span text:style-name="Strong_20_Emphasis"><text:span text:style-name="T29">target</text:span></text:span><text:span text:style-name="Strong_20_Emphasis"><text:span text:style-name="T39">/</text:span></text:span><text:span text:style-name="Strong_20_Emphasis"><text:span text:style-name="T40">classes</text:span></text:span><text:span text:style-name="Strong_20_Emphasis"><text:span text:style-name="T39"> </text:span></text:span><text:span text:style-name="Strong_20_Emphasis"><text:span text:style-name="T16">deve estar a classe </text:span></text:span><text:span text:style-name="Strong_20_Emphasis"><text:span text:style-name="T33">Max</text:span></text:span><text:span text:style-name="Strong_20_Emphasis"><text:span text:style-name="T16"> compilada.</text:span></text:span></text:p>
      <text:p text:style-name="P2"><text:span text:style-name="Strong_20_Emphasis"><text:span text:style-name="T15">Para compilar a classe de teste vamos executar </text:span></text:span><text:span text:style-name="Strong_20_Emphasis"><text:span text:style-name="T30">a target compile-test</text:span></text:span><text:span text:style-name="Strong_20_Emphasis"><text:span text:style-name="T15">:</text:span></text:span></text:p>
      <text:p text:style-name="P10">&gt;<text:span text:style-name="T58">ant compile-test</text:span></text:p>
      <text:p text:style-name="P2"><text:span text:style-name="Strong_20_Emphasis"><text:span text:style-name="T16">Agora no diretório </text:span></text:span><text:span text:style-name="Strong_20_Emphasis"><text:span text:style-name="T17">target</text:span></text:span><text:span text:style-name="Strong_20_Emphasis"><text:span text:style-name="T39">/</text:span></text:span><text:span text:style-name="Strong_20_Emphasis"><text:span text:style-name="T40">test-classes</text:span></text:span><text:span text:style-name="Strong_20_Emphasis"><text:span text:style-name="T39"> </text:span></text:span><text:span text:style-name="Strong_20_Emphasis"><text:span text:style-name="T16">deve estar a classe </text:span></text:span><text:span text:style-name="Strong_20_Emphasis"><text:span text:style-name="T32">Test</text:span></text:span><text:span text:style-name="Strong_20_Emphasis"><text:span text:style-name="T16"> compilada.</text:span></text:span></text:p>
      <text:p text:style-name="P2"><text:span text:style-name="Strong_20_Emphasis"><text:span text:style-name="T21">Para executar o método </text:span></text:span><text:span text:style-name="Strong_20_Emphasis"><text:span text:style-name="T33">test</text:span></text:span><text:span text:style-name="Strong_20_Emphasis"><text:span text:style-name="T32"> </text:span></text:span><text:span text:style-name="Strong_20_Emphasis"><text:span text:style-name="T21">da classe </text:span></text:span><text:span text:style-name="Strong_20_Emphasis"><text:span text:style-name="T33">maxT</text:span></text:span><text:span text:style-name="Strong_20_Emphasis"><text:span text:style-name="T32">est</text:span></text:span><text:span text:style-name="Strong_20_Emphasis"><text:span text:style-name="T21"> basta executar </text:span></text:span><text:span text:style-name="Strong_20_Emphasis"><text:span text:style-name="T22">a target test</text:span></text:span><text:span text:style-name="Strong_20_Emphasis"><text:span text:style-name="T21">:</text:span></text:span></text:p>
      <text:p text:style-name="P15"><text:span text:style-name="T1">&gt;</text:span><text:span text:style-name="T8">ant test</text:span></text:p>
      <text:p text:style-name="P5"><text:span text:style-name="Strong_20_Emphasis"><text:span text:style-name="T16">Neste momento devemos instrumentar as classes geradas pelo </text:span></text:span><text:span text:style-name="Strong_20_Emphasis"><text:span text:style-name="T38">javac</text:span></text:span><text:span text:style-name="Strong_20_Emphasis"><text:span text:style-name="T16"> (um tipo de segunda fase de compilação). Vamos criar um novo diretório </text:span></text:span><text:span text:style-name="Strong_20_Emphasis"><text:span text:style-name="T41">instr-classes</text:span></text:span><text:span text:style-name="Strong_20_Emphasis"><text:span text:style-name="T20"> </text:span></text:span><text:span text:style-name="Strong_20_Emphasis"><text:span text:style-name="T16">para colocar as classse instrumentadas <text:s/>execut</text:span></text:span><text:span text:style-name="Strong_20_Emphasis"><text:span text:style-name="T20">ando</text:span></text:span><text:span text:style-name="Strong_20_Emphasis"><text:span text:style-name="T16"> </text:span></text:span><text:span text:style-name="Strong_20_Emphasis"><text:span text:style-name="T18">a target</text:span></text:span><text:span text:style-name="Strong_20_Emphasis"><text:span text:style-name="T16"> </text:span></text:span><text:span text:style-name="Strong_20_Emphasis"><text:span text:style-name="T32">instrument</text:span></text:span><text:span text:style-name="Strong_20_Emphasis"><text:span text:style-name="T21">.</text:span></text:span></text:p>
      <text:p text:style-name="Preformatted_20_Text.screen">&gt;<text:span text:style-name="T58">ant instrument</text:span></text:p>
      <text:p text:style-name="P13"/>
      <text:p text:style-name="P11">instrument: </text:p>
      <text:p text:style-name="P11"><text:s text:c="5"/>[java] 1 classes instrumented in 0 seconds </text:p>
      <text:p text:style-name="P7"/>
      <text:p text:style-name="P7">Equivalente a rodar a seguinte linha de comando:</text:p>
      <text:p text:style-name="P16"><text:span text:style-name="T54">&gt;</text:span><text:span text:style-name="T48">java -jar ba-dua-</text:span><text:span text:style-name="Strong_20_Emphasis"><text:span text:style-name="T50">[VERSION]</text:span></text:span><text:span text:style-name="T48">.jar-with-dependencies.jar instrument -src </text:span><text:span text:style-name="Strong_20_Emphasis"><text:span text:style-name="T51">target/classes</text:span></text:span><text:span text:style-name="T48"> -dest </text:span><text:span text:style-name="Strong_20_Emphasis"><text:span text:style-name="T51">target/instr-classes</text:span></text:span></text:p>
      <text:p text:style-name="P16"><text:span text:style-name="Strong_20_Emphasis"><text:span text:style-name="T50"/></text:span></text:p>
      <text:p text:style-name="P16"><text:span text:style-name="Strong_20_Emphasis"><text:span text:style-name="T52"/></text:span></text:p>
      <text:p text:style-name="P16"><text:span text:style-name="Strong_20_Emphasis"><text:span text:style-name="T49">-dest FILE : destination path to place the instrumented class files</text:span></text:span></text:p>
      <text:p text:style-name="P16"><text:span text:style-name="Strong_20_Emphasis"><text:span text:style-name="T49">-src FILE <text:s/>: path where files to be instrument are located (may be a .class file or a directory whith classes)</text:span></text:span></text:p>
      <text:p text:style-name="P17"><text:span text:style-name="Strong_20_Emphasis"><text:span text:style-name="T53"/></text:span></text:p>
      <text:p text:style-name="P6"/>
      <text:p text:style-name="P2"><text:span text:style-name="Strong_20_Emphasis"><text:span text:style-name="T21">Para executar o método </text:span></text:span><text:span text:style-name="Strong_20_Emphasis"><text:span text:style-name="T34">test</text:span></text:span><text:span text:style-name="Strong_20_Emphasis"><text:span text:style-name="T32"> </text:span></text:span><text:span text:style-name="Strong_20_Emphasis"><text:span text:style-name="T21">da classe </text:span></text:span><text:span text:style-name="Strong_20_Emphasis"><text:span text:style-name="T34">maxT</text:span></text:span><text:span text:style-name="Strong_20_Emphasis"><text:span text:style-name="T32">est</text:span></text:span><text:span text:style-name="Strong_20_Emphasis"><text:span text:style-name="T21"> usando as classes instrumentadas temos que alterar o </text:span></text:span><text:span text:style-name="Strong_20_Emphasis"><text:span text:style-name="T42">classpath </text:span></text:span><text:span text:style-name="Strong_20_Emphasis"><text:span text:style-name="T21">para usar as classes instrumentadas no lugar das originais </text:span></text:span><text:span text:style-name="Strong_20_Emphasis"><text:span text:style-name="T24">e redirecionar a saida para um arquivo </text:span></text:span><text:span text:style-name="Strong_20_Emphasis"><text:span text:style-name="T23">por isso usamos a target test-dataflow</text:span></text:span></text:p>
      <text:p text:style-name="Preformatted_20_Text.screen"><text:span text:style-name="T1">&gt;</text:span><text:span text:style-name="T9">ant test-dataflow</text:span></text:p>
      <text:p text:style-name="P4"><text:span text:style-name="Strong_20_Emphasis"><text:span text:style-name="T19"/></text:span></text:p>
      <text:p text:style-name="P4"><text:span text:style-name="Strong_20_Emphasis"><text:span text:style-name="T19">Equivalente a linha de comando:</text:span></text:span></text:p>
      <text:p text:style-name="P16"><text:span text:style-name="Strong_20_Emphasis"><text:span text:style-name="T47">&gt;</text:span></text:span><text:span text:style-name="Strong_20_Emphasis"><text:span text:style-name="T46">java -Doutput.file=[NAME] org.junit.runner.JUnitCore [TEST CLASS]</text:span></text:span></text:p>
      <text:p text:style-name="P18"/>
      <text:p text:style-name="P18">-output.file: The coverage file used in next step</text:p>
      <text:p text:style-name="P2"><text:span text:style-name="Strong_20_Emphasis"><text:span text:style-name="T44">O o</text:span></text:span><text:span text:style-name="Strong_20_Emphasis"><text:span text:style-name="T43">utput.file </text:span></text:span><text:span text:style-name="Strong_20_Emphasis"><text:span text:style-name="T44">foi um atributo fornecido,</text:span></text:span><text:span text:style-name="Strong_20_Emphasis"><text:span text:style-name="T26"> é </text:span></text:span><text:span text:style-name="Strong_20_Emphasis"><text:span text:style-name="T25">definido o nome do arquivo onde as informações de cobertura serão salvas. Note que após a execução foi criado o arquivo </text:span></text:span><text:span text:style-name="Strong_20_Emphasis"><text:span text:style-name="T44">coverage.ser</text:span></text:span><text:span text:style-name="Strong_20_Emphasis"><text:span text:style-name="T25">. No diretório </text:span></text:span><text:span text:style-name="Strong_20_Emphasis"><text:span text:style-name="T27">raiz</text:span></text:span></text:p>
      <text:p text:style-name="P2"><text:span text:style-name="Strong_20_Emphasis"><text:span text:style-name="T25">Para ler os resultados vamos executar o seguinte comando:</text:span></text:span></text:p>
      <text:p text:style-name="P12">&gt;<text:span text:style-name="T59">java -jar ba-dua-[VERSION].jar-with-dependencies.jar report --all -classes target/classes -input coverage.ser </text:span></text:p>
      <text:p text:style-name="P10"/>
      <text:p text:style-name="P22">Max.&lt;init&gt;()V<text:tab/>(0/0) </text:p>
      <text:p text:style-name="P22">Max.max([II)I<text:tab/>(13/26) </text:p>
      <text:p text:style-name="P22">-&gt; [4, 5], [6, 7], L@1, true </text:p>
      <text:p text:style-name="P22">-&gt; [4, 5], [6, 11], L@1, true </text:p>
      <text:p text:style-name="P22">-&gt; [4, 5], [6, 7], L@2, true </text:p>
      <text:p text:style-name="P22">-&gt; [9], [6, 7], L@2, true </text:p>
      <text:p text:style-name="P22">-&gt; [4, 5], [6, 11], L@2, false </text:p>
      <text:p text:style-name="P22"><text:soft-page-break/>-&gt; [9], [6, 11], L@2, true </text:p>
      <text:p text:style-name="P22">-&gt; [4, 5], [11], L@3, true </text:p>
      <text:p text:style-name="P22">-&gt; [8], [11], L@3, false </text:p>
      <text:p text:style-name="P22">-&gt; [4, 5], [7, 8], L@0, false </text:p>
      <text:p text:style-name="P22">-&gt; [4, 5], [7, 9], L@0, true </text:p>
      <text:p text:style-name="P22">-&gt; [4, 5], [7, 8], L@0[], false </text:p>
      <text:p text:style-name="P22">-&gt; [4, 5], [7, 9], L@0[], true </text:p>
      <text:p text:style-name="P22">-&gt; [4, 5], [7, 8], L@2, false </text:p>
      <text:p text:style-name="P22">-&gt; [9], [7, 8], L@2, false </text:p>
      <text:p text:style-name="P22">-&gt; [4, 5], [7, 9], L@2, true </text:p>
      <text:p text:style-name="P22">-&gt; [9], [7, 9], L@2, true </text:p>
      <text:p text:style-name="P22">-&gt; [4, 5], [7, 8], L@3, false </text:p>
      <text:p text:style-name="P22">-&gt; [8], [7, 8], L@3, false </text:p>
      <text:p text:style-name="P22">-&gt; [4, 5], [7, 9], L@3, true </text:p>
      <text:p text:style-name="P22">-&gt; [8], [7, 9], L@3, false </text:p>
      <text:p text:style-name="P22">-&gt; [4, 5], [9], L@2, true </text:p>
      <text:p text:style-name="P22">-&gt; [9], [9], L@2, true </text:p>
      <text:p text:style-name="P22">-&gt; [4, 5], [8], L@0, false </text:p>
      <text:p text:style-name="P22">-&gt; [4, 5], [8], L@0[], false </text:p>
      <text:p text:style-name="P22">-&gt; [4, 5], [8], L@2, false </text:p>
      <text:p text:style-name="P22">-&gt; [9], [8], L@2, false </text:p>
      <text:p text:style-name="P22">Max<text:tab/>(13/26) </text:p>
      <text:p text:style-name="P22">Main.&lt;init&gt;()V<text:tab/>(0/0) </text:p>
      <text:p text:style-name="P22">Main.main([Ljava/lang/String;)V<text:tab/>(0/0) </text:p>
      <text:p text:style-name="P22">Main<text:tab/>(0/0) </text:p>
      <text:p text:style-name="P2"><text:span text:style-name="Strong_20_Emphasis"><text:span text:style-name="T28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DejaVu Sans1" svg:font-family="'DejaVu Sans', monospace"/>
    <style:font-face style:name="Liberation Serif1" svg:font-family="'Liberation Serif', serif"/>
    <style:font-face style:name="Menlo" svg:font-family="Menlo, Monaco, Consolas, 'Courier New', monospace"/>
    <style:font-face style:name="Monospace" svg:font-family="Monospace"/>
    <style:font-face style:name="OpenSymbol" svg:font-family="OpenSymbol"/>
    <style:font-face style:name="courier" svg:font-family="courier, monospace"/>
    <style:font-face style:name="Monospace1" svg:font-family="Monospace" style:font-pitch="fixed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font-name-asian="DejaVu Sans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fo:color="#000000" style:font-name="DejaVu Sans Mono" fo:font-size="10pt" style:font-name-asian="DejaVu Sans1" style:font-size-asian="10pt" style:font-name-complex="DejaVu Sans Mono" style:font-size-complex="10pt"/>
    </style:style>
    <style:style style:name="Preformatted_20_Text.screen" style:display-name="Preformatted Text.screen" style:family="paragraph" style:parent-style-name="Preformatted_20_Text">
      <style:paragraph-properties fo:background-color="#cccccc" fo:padding="0.049cm" fo:border="0.002cm solid #000000">
        <style:background-image/>
      </style:paragraph-properties>
      <style:text-properties style:font-name="courier" style:font-name-asian="courier" style:font-name-complex="courier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oberto Araujo</meta:initial-creator>
    <meta:creation-date>2011-03-11T14:15:01</meta:creation-date>
    <dc:creator>Luiz Baptistao</dc:creator>
    <dc:date>2014-04-01T14:54:12</dc:date>
    <meta:editing-duration>PT04H25M39S</meta:editing-duration>
    <meta:editing-cycles>53</meta:editing-cycles>
    <meta:generator>OpenOffice.org/3.2$Unix OpenOffice.org_project/320m19$Build-9505</meta:generator>
    <meta:document-statistic meta:table-count="2" meta:image-count="0" meta:object-count="0" meta:page-count="3" meta:paragraph-count="91" meta:word-count="709" meta:character-count="4453"/>
  </office:meta>
</office:document-meta>
</file>